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fo:background-color="#3333ff" style:text-align-source="fix" style:repeat-content="false"/>
      <style:paragraph-properties fo:text-align="end" fo:margin-left="0mm"/>
      <style:text-properties fo:color="#ffffff"/>
    </style:style>
    <style:style style:name="ce3" style:family="table-cell" style:parent-style-name="Default" style:data-style-name="N4">
      <style:table-cell-properties fo:background-color="#66ffff"/>
    </style:style>
    <style:style style:name="ce4" style:family="table-cell" style:parent-style-name="Default" style:data-style-name="N4">
      <style:table-cell-properties fo:background-color="#ff3300"/>
      <style:text-properties fo:color="#ffffff"/>
    </style:style>
    <style:style style:name="ce5" style:family="table-cell" style:parent-style-name="Default" style:data-style-name="N4">
      <style:table-cell-properties fo:background-color="#6600ff"/>
      <style:text-properties fo:color="#ffffff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fo:background-color="#00cc33" style:text-align-source="fix" style:repeat-content="false"/>
      <style:paragraph-properties fo:text-align="end" fo:margin-left="0mm"/>
      <style:text-properties fo:color="#ffffff"/>
    </style:style>
    <style:style style:name="ce9" style:family="table-cell" style:parent-style-name="Default" style:data-style-name="N4">
      <style:table-cell-properties fo:background-color="#ccff00"/>
    </style:style>
    <style:style style:name="ce10" style:family="table-cell" style:parent-style-name="Default" style:data-style-name="N4">
      <style:table-cell-properties fo:background-color="#ffcc00"/>
    </style:style>
    <style:style style:name="ce11" style:family="table-cell" style:parent-style-name="Default" style:data-style-name="N4">
      <style:table-cell-properties fo:background-color="#cc66ff"/>
    </style:style>
    <style:style style:name="ce12" style:family="table-cell" style:parent-style-name="Default">
      <style:table-cell-properties fo:background-color="transparent"/>
      <style:text-properties fo:color="#0000ff"/>
    </style:style>
    <style:style style:name="ce1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6.3mm" svg:height="108.07mm" svg:x="92.67mm" svg:y="0.54mm">
            <loext:p draw:notify-on-update-of-ranges="Hoja1.A3:Hoja1.A22 Hoja1.B2:Hoja1.B2 Hoja1.B3:Hoja1.B22 Hoja1.A3:Hoja1.A22 Hoja1.D2:Hoja1.D2 Hoja1.D3:Hoja1.D22 Hoja1.A3:Hoja1.A22 Hoja1.C2:Hoja1.C2 Hoja1.C3:Hoja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7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Tiempos</text:p>
          </table:table-cell>
          <table:covered-table-cell table:style-name="ce1"/>
          <table:covered-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TAMAÑO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string" calcext:value-type="string">
            <text:p>C++ -O3</text:p>
          </table:table-cell>
          <table:table-cell table:style-name="ce8" office:value-type="string" calcext:value-type="string">
            <text:p>JAVA * coeficiente</text:p>
          </table:table-cell>
          <table:table-cell table:number-columns-repeated="7"/>
        </table:table-row>
        <table:table-row table:style-name="ro2">
          <table:table-cell office:value-type="float" office:value="1000" calcext:value-type="float">
            <text:p>1.000,00</text:p>
          </table:table-cell>
          <table:table-cell office:value-type="float" office:value="4" calcext:value-type="float">
            <text:p>4,00</text:p>
          </table:table-cell>
          <table:table-cell office:value-type="float" office:value="2.541" calcext:value-type="float">
            <text:p>2,54</text:p>
          </table:table-cell>
          <table:table-cell table:formula="of:=[.B3]*[.C24]" office:value-type="float" office:value="7.04257121325552" calcext:value-type="float">
            <text:p>7,04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.000,00</text:p>
          </table:table-cell>
          <table:table-cell office:value-type="float" office:value="3" calcext:value-type="float">
            <text:p>3,00</text:p>
          </table:table-cell>
          <table:table-cell office:value-type="float" office:value="3.726" calcext:value-type="float">
            <text:p>3,73</text:p>
          </table:table-cell>
          <table:table-cell table:formula="of:=[.B4]*[.C24]" office:value-type="float" office:value="5.28192840994164" calcext:value-type="float">
            <text:p>5,28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.000,00</text:p>
          </table:table-cell>
          <table:table-cell office:value-type="float" office:value="7" calcext:value-type="float">
            <text:p>7,00</text:p>
          </table:table-cell>
          <table:table-cell office:value-type="float" office:value="9.176" calcext:value-type="float">
            <text:p>9,18</text:p>
          </table:table-cell>
          <table:table-cell table:formula="of:=[.B5]*[.C24]" office:value-type="float" office:value="12.3244996231972" calcext:value-type="float">
            <text:p>12,3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.000,00</text:p>
          </table:table-cell>
          <table:table-cell office:value-type="float" office:value="7" calcext:value-type="float">
            <text:p>7,00</text:p>
          </table:table-cell>
          <table:table-cell office:value-type="float" office:value="15.584" calcext:value-type="float">
            <text:p>15,58</text:p>
          </table:table-cell>
          <table:table-cell table:formula="of:=[.B6]*[.C24]" office:value-type="float" office:value="12.3244996231972" calcext:value-type="float">
            <text:p>12,32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.000,00</text:p>
          </table:table-cell>
          <table:table-cell office:value-type="float" office:value="12" calcext:value-type="float">
            <text:p>12,00</text:p>
          </table:table-cell>
          <table:table-cell office:value-type="float" office:value="24.193" calcext:value-type="float">
            <text:p>24,19</text:p>
          </table:table-cell>
          <table:table-cell table:formula="of:=[.B7]*[.C24]" office:value-type="float" office:value="21.1277136397666" calcext:value-type="float">
            <text:p>21,13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.000,00</text:p>
          </table:table-cell>
          <table:table-cell office:value-type="float" office:value="17" calcext:value-type="float">
            <text:p>17,00</text:p>
          </table:table-cell>
          <table:table-cell office:value-type="float" office:value="33.448" calcext:value-type="float">
            <text:p>33,45</text:p>
          </table:table-cell>
          <table:table-cell table:formula="of:=[.B8]*[.C24]" office:value-type="float" office:value="29.930927656336" calcext:value-type="float">
            <text:p>29,93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.000,00</text:p>
          </table:table-cell>
          <table:table-cell office:value-type="float" office:value="23" calcext:value-type="float">
            <text:p>23,00</text:p>
          </table:table-cell>
          <table:table-cell office:value-type="float" office:value="45.64" calcext:value-type="float">
            <text:p>45,64</text:p>
          </table:table-cell>
          <table:table-cell table:formula="of:=[.B9]*[.C24]" office:value-type="float" office:value="40.4947844762192" calcext:value-type="float">
            <text:p>40,49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.000,00</text:p>
          </table:table-cell>
          <table:table-cell office:value-type="float" office:value="31" calcext:value-type="float">
            <text:p>31,00</text:p>
          </table:table-cell>
          <table:table-cell office:value-type="float" office:value="59.363" calcext:value-type="float">
            <text:p>59,36</text:p>
          </table:table-cell>
          <table:table-cell table:formula="of:=[.B10]*[.C24]" office:value-type="float" office:value="54.5799269027303" calcext:value-type="float">
            <text:p>54,58</text:p>
          </table:table-cell>
          <table:table-cell table:number-columns-repeated="7"/>
        </table:table-row>
        <table:table-row table:style-name="ro1">
          <table:table-cell office:value-type="float" office:value="9000" calcext:value-type="float">
            <text:p>9.000,00</text:p>
          </table:table-cell>
          <table:table-cell office:value-type="float" office:value="38" calcext:value-type="float">
            <text:p>38,00</text:p>
          </table:table-cell>
          <table:table-cell office:value-type="float" office:value="75.017" calcext:value-type="float">
            <text:p>75,02</text:p>
          </table:table-cell>
          <table:table-cell table:formula="of:=[.B11]*[.C24]" office:value-type="float" office:value="66.9044265259275" calcext:value-type="float">
            <text:p>66,9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.000,00</text:p>
          </table:table-cell>
          <table:table-cell office:value-type="float" office:value="52" calcext:value-type="float">
            <text:p>52,00</text:p>
          </table:table-cell>
          <table:table-cell office:value-type="float" office:value="92.55" calcext:value-type="float">
            <text:p>92,55</text:p>
          </table:table-cell>
          <table:table-cell table:formula="of:=[.B12]*[.C24]" office:value-type="float" office:value="91.5534257723218" calcext:value-type="float">
            <text:p>91,55</text:p>
          </table:table-cell>
          <table:table-cell table:number-columns-repeated="7"/>
        </table:table-row>
        <table:table-row table:style-name="ro1">
          <table:table-cell office:value-type="float" office:value="11000" calcext:value-type="float">
            <text:p>11.000,00</text:p>
          </table:table-cell>
          <table:table-cell office:value-type="float" office:value="58" calcext:value-type="float">
            <text:p>58,00</text:p>
          </table:table-cell>
          <table:table-cell office:value-type="float" office:value="112.103" calcext:value-type="float">
            <text:p>112,10</text:p>
          </table:table-cell>
          <table:table-cell table:formula="of:=[.B13]*[.C24]" office:value-type="float" office:value="102.117282592205" calcext:value-type="float">
            <text:p>102,12</text:p>
          </table:table-cell>
          <table:table-cell table:number-columns-repeated="7"/>
        </table:table-row>
        <table:table-row table:style-name="ro1">
          <table:table-cell office:value-type="float" office:value="12000" calcext:value-type="float">
            <text:p>12.000,00</text:p>
          </table:table-cell>
          <table:table-cell office:value-type="float" office:value="69" calcext:value-type="float">
            <text:p>69,00</text:p>
          </table:table-cell>
          <table:table-cell office:value-type="float" office:value="134.085" calcext:value-type="float">
            <text:p>134,09</text:p>
          </table:table-cell>
          <table:table-cell table:formula="of:=[.B14]*[.C24]" office:value-type="float" office:value="121.484353428658" calcext:value-type="float">
            <text:p>121,48</text:p>
          </table:table-cell>
          <table:table-cell table:number-columns-repeated="7"/>
        </table:table-row>
        <table:table-row table:style-name="ro1">
          <table:table-cell office:value-type="float" office:value="13000" calcext:value-type="float">
            <text:p>13.000,00</text:p>
          </table:table-cell>
          <table:table-cell office:value-type="float" office:value="84" calcext:value-type="float">
            <text:p>84,00</text:p>
          </table:table-cell>
          <table:table-cell office:value-type="float" office:value="156.833" calcext:value-type="float">
            <text:p>156,83</text:p>
          </table:table-cell>
          <table:table-cell table:formula="of:=[.B15]*[.C24]" office:value-type="float" office:value="147.893995478366" calcext:value-type="float">
            <text:p>147,89</text:p>
          </table:table-cell>
          <table:table-cell table:number-columns-repeated="7"/>
        </table:table-row>
        <table:table-row table:style-name="ro1">
          <table:table-cell office:value-type="float" office:value="14000" calcext:value-type="float">
            <text:p>14.000,00</text:p>
          </table:table-cell>
          <table:table-cell office:value-type="float" office:value="97" calcext:value-type="float">
            <text:p>97,00</text:p>
          </table:table-cell>
          <table:table-cell office:value-type="float" office:value="184.618" calcext:value-type="float">
            <text:p>184,62</text:p>
          </table:table-cell>
          <table:table-cell table:formula="of:=[.B16]*[.C24]" office:value-type="float" office:value="170.782351921446" calcext:value-type="float">
            <text:p>170,78</text:p>
          </table:table-cell>
          <table:table-cell table:number-columns-repeated="7"/>
        </table:table-row>
        <table:table-row table:style-name="ro1">
          <table:table-cell office:value-type="float" office:value="15000" calcext:value-type="float">
            <text:p>15.000,00</text:p>
          </table:table-cell>
          <table:table-cell office:value-type="float" office:value="109" calcext:value-type="float">
            <text:p>109,00</text:p>
          </table:table-cell>
          <table:table-cell office:value-type="float" office:value="209.243" calcext:value-type="float">
            <text:p>209,24</text:p>
          </table:table-cell>
          <table:table-cell table:formula="of:=[.B17]*[.C24]" office:value-type="float" office:value="191.910065561213" calcext:value-type="float">
            <text:p>191,91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.000,00</text:p>
          </table:table-cell>
          <table:table-cell office:value-type="float" office:value="126" calcext:value-type="float">
            <text:p>126,00</text:p>
          </table:table-cell>
          <table:table-cell office:value-type="float" office:value="240.047" calcext:value-type="float">
            <text:p>240,05</text:p>
          </table:table-cell>
          <table:table-cell table:formula="of:=[.B18]*[.C24]" office:value-type="float" office:value="221.840993217549" calcext:value-type="float">
            <text:p>221,84</text:p>
          </table:table-cell>
          <table:table-cell table:number-columns-repeated="7"/>
        </table:table-row>
        <table:table-row table:style-name="ro1">
          <table:table-cell office:value-type="float" office:value="17000" calcext:value-type="float">
            <text:p>17.000,00</text:p>
          </table:table-cell>
          <table:table-cell office:value-type="float" office:value="144" calcext:value-type="float">
            <text:p>144,00</text:p>
          </table:table-cell>
          <table:table-cell office:value-type="float" office:value="269.761" calcext:value-type="float">
            <text:p>269,76</text:p>
          </table:table-cell>
          <table:table-cell table:formula="of:=[.B19]*[.C24]" office:value-type="float" office:value="253.532563677199" calcext:value-type="float">
            <text:p>253,53</text:p>
          </table:table-cell>
          <table:table-cell table:number-columns-repeated="7"/>
        </table:table-row>
        <table:table-row table:style-name="ro1">
          <table:table-cell office:value-type="float" office:value="18000" calcext:value-type="float">
            <text:p>18.000,00</text:p>
          </table:table-cell>
          <table:table-cell office:value-type="float" office:value="159" calcext:value-type="float">
            <text:p>159,00</text:p>
          </table:table-cell>
          <table:table-cell office:value-type="float" office:value="306.182" calcext:value-type="float">
            <text:p>306,18</text:p>
          </table:table-cell>
          <table:table-cell table:formula="of:=[.B20]*[.C24]" office:value-type="float" office:value="279.942205726907" calcext:value-type="float">
            <text:p>279,94</text:p>
          </table:table-cell>
          <table:table-cell table:number-columns-repeated="7"/>
        </table:table-row>
        <table:table-row table:style-name="ro1">
          <table:table-cell office:value-type="float" office:value="19000" calcext:value-type="float">
            <text:p>19.000,00</text:p>
          </table:table-cell>
          <table:table-cell office:value-type="float" office:value="178" calcext:value-type="float">
            <text:p>178,00</text:p>
          </table:table-cell>
          <table:table-cell office:value-type="float" office:value="348.093" calcext:value-type="float">
            <text:p>348,09</text:p>
          </table:table-cell>
          <table:table-cell table:formula="of:=[.B21]*[.C24]" office:value-type="float" office:value="313.394418989871" calcext:value-type="float">
            <text:p>313,39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.000,00</text:p>
          </table:table-cell>
          <table:table-cell office:value-type="float" office:value="198" calcext:value-type="float">
            <text:p>198,00</text:p>
          </table:table-cell>
          <table:table-cell office:value-type="float" office:value="386.306" calcext:value-type="float">
            <text:p>386,31</text:p>
          </table:table-cell>
          <table:table-cell table:formula="of:=[.B22]*[.C24]" office:value-type="float" office:value="348.607275056148" calcext:value-type="float">
            <text:p>348,6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0" table:formula="of:=GEOMEAN([.B3:.B22])" office:value-type="float" office:value="38.8412051004933" calcext:value-type="float">
            <text:p>38,84</text:p>
          </table:table-cell>
          <table:table-cell table:style-name="ce10" table:formula="of:=GEOMEAN([.C3:.C22])" office:value-type="float" office:value="68.3854882322219" calcext:value-type="float">
            <text:p>68,39</text:p>
          </table:table-cell>
          <table:table-cell table:style-name="ce13"/>
          <table:table-cell table:number-columns-repeated="7"/>
        </table:table-row>
        <table:table-row table:style-name="ro1">
          <table:table-cell table:style-name="ce5" office:value-type="string" calcext:value-type="string">
            <text:p>Coeficiente</text:p>
          </table:table-cell>
          <table:table-cell table:style-name="ce11"/>
          <table:table-cell table:style-name="ce11" table:formula="of:=[.C23]/[.B23]" office:value-type="float" office:value="1.76064280331388" calcext:value-type="float">
            <text:p>1,76</text:p>
          </table:table-cell>
          <table:table-cell table:style-name="ce13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11" table:number-rows-spanned="5">
            <text:p>Podemos ver que se cumple el principio de invarianza ya que existe un C &gt;0 (el que he llamado coeficiente), con el cual podemos obtener una</text:p>
            <text:p>aproximacion entre la medicion de los tiempos en las dos implementaciones del algoritmo. Esto comprueba que dadas dos implementaciones los</text:p>
            <text:p>Tiempos de ejecución entre ellas no van a diferir más que en una constante multiplicactiva.</text:p>
          </table:table-cell>
          <table:covered-table-cell table:number-columns-repeated="3" table:style-name="Default"/>
          <table:covered-table-cell table:number-columns-repeated="7"/>
        </table:table-row>
        <table:table-row table:style-name="ro1">
          <table:covered-table-cell table:number-columns-repeated="4" table:style-name="Default"/>
          <table:covered-table-cell table:number-columns-repeated="7"/>
        </table:table-row>
        <table:table-row table:style-name="ro1">
          <table:covered-table-cell table:number-columns-repeated="4" table:style-name="Default"/>
          <table:covered-table-cell table:number-columns-repeated="7"/>
        </table:table-row>
        <table:table-row table:style-name="ro1">
          <table:covered-table-cell table:number-columns-repeated="4" table:style-name="Default"/>
          <table:covered-table-cell table:number-columns-repeated="7"/>
        </table:table-row>
        <table:table-row table:style-name="ro1">
          <table:covered-table-cell table:number-columns-repeated="4" table:style-name="Default"/>
          <table:covered-table-cell table:number-columns-repeated="7"/>
        </table:table-row>
        <table:table-row table:style-name="ro1">
          <table:table-cell table:style-name="Default" office:value-type="string" calcext:value-type="string">
            <text:p>Autor:</text:p>
          </table:table-cell>
          <table:table-cell table:style-name="Default" office:value-type="string" calcext:value-type="string" table:number-columns-spanned="4" table:number-rows-spanned="1">
            <text:p>Antonio Jesús Heredia Castillo</text:p>
          </table:table-cell>
          <table:covered-table-cell table:number-columns-repeated="2" table:style-name="Default"/>
          <table:covered-table-cell/>
          <table:table-cell table:number-columns-repeated="6"/>
        </table:table-row>
        <table:table-row table:style-name="ro1">
          <table:table-cell table:style-name="Default" office:value-type="string" calcext:value-type="string">
            <text:p>Grupo:</text:p>
          </table:table-cell>
          <table:table-cell table:style-name="Default" office:value-type="string" calcext:value-type="string">
            <text:p>A2</text:p>
          </table:table-cell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20:01:03.0623433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9:18:10.735992103</meta:creation-date>
    <dc:date>2018-02-28T20:22:51.590873374</dc:date>
    <meta:editing-duration>PT54M</meta:editing-duration>
    <meta:editing-cycles>15</meta:editing-cycles>
    <meta:generator>LibreOffice/5.1.6.2$Linux_X86_64 LibreOffice_project/10m0$Build-2</meta:generator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31cm" svg:height="10.808cm" xlink:href=".." xlink:type="simple" chart:class="chart:scatter" chart:column-mapping="1 3 2" chart:style-name="ch1">
        <chart:legend chart:legend-position="end" svg:x="11.456cm" svg:y="4.607cm" style:legend-expansion="high" chart:style-name="ch2"/>
        <chart:plot-area chart:style-name="ch3" table:cell-range-address="Hoja1.A3:Hoja1.C22 Hoja1.B2:Hoja1.C2 Hoja1.D2:Hoja1.D22" chart:data-source-has-labels="row" svg:x="1.323cm" svg:y="0.216cm" svg:width="9.821cm" svg:height="9.395cm">
          <chartooo:coordinate-region svg:x="2.606cm" svg:y="0.415cm" svg:width="7.782cm" svg:height="8.549cm"/>
          <chart:axis chart:dimension="x" chart:name="primary-x" chart:style-name="ch4">
            <chart:title svg:x="5.647cm" svg:y="9.827cm" chart:style-name="ch5">
              <text:p>Tiempo</text:p>
            </chart:title>
          </chart:axis>
          <chart:axis chart:dimension="y" chart:name="primary-y" chart:style-name="ch4">
            <chart:title svg:x="0.451cm" svg:y="5.539cm" chart:style-name="ch6">
              <text:p>Tamaño</text:p>
            </chart:title>
            <chart:grid chart:style-name="ch7" chart:class="major"/>
          </chart:axis>
          <chart:series chart:style-name="ch8" chart:values-cell-range-address="Hoja1.B3:Hoja1.B22" chart:label-cell-address="Hoja1.B2:Hoja1.B2" chart:class="chart:scatter">
            <chart:domain table:cell-range-address="Hoja1.A3:Hoja1.A22"/>
            <chart:data-point chart:repeated="20"/>
          </chart:series>
          <chart:series chart:style-name="ch9" chart:values-cell-range-address="Hoja1.D3:Hoja1.D22" chart:label-cell-address="Hoja1.D2:Hoja1.D2" chart:class="chart:scatter">
            <chart:data-point chart:repeated="20"/>
          </chart:series>
          <chart:series chart:style-name="ch10" chart:values-cell-range-address="Hoja1.C3:Hoja1.C22" chart:label-cell-address="Hoja1.C2:Hoja1.C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JAVA</text:p>
                <draw:g>
                  <svg:desc>Hoja1.B2:Hoja1.B2</svg:desc>
                </draw:g>
              </table:table-cell>
              <table:table-cell office:value-type="string">
                <text:p>JAVA * coeficiente</text:p>
                <draw:g>
                  <svg:desc>Hoja1.D2:Hoja1.D2</svg:desc>
                </draw:g>
              </table:table-cell>
              <table:table-cell office:value-type="string">
                <text:p>C++ -O3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3:Hoja1.A22</svg:desc>
                </draw:g>
              </table:table-cell>
              <table:table-cell office:value-type="float" office:value="4">
                <text:p>4</text:p>
                <draw:g>
                  <svg:desc>Hoja1.B3:Hoja1.B22</svg:desc>
                </draw:g>
              </table:table-cell>
              <table:table-cell office:value-type="float" office:value="7.04257121325552">
                <text:p>7.04257121325552</text:p>
                <draw:g>
                  <svg:desc>Hoja1.D3:Hoja1.D22</svg:desc>
                </draw:g>
              </table:table-cell>
              <table:table-cell office:value-type="float" office:value="2.541">
                <text:p>2.541</text:p>
                <draw:g>
                  <svg:desc>Hoja1.C3:Hoja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5.28192840994164">
                <text:p>5.28192840994164</text:p>
              </table:table-cell>
              <table:table-cell office:value-type="float" office:value="3.726">
                <text:p>3.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7">
                <text:p>7</text:p>
              </table:table-cell>
              <table:table-cell office:value-type="float" office:value="12.3244996231972">
                <text:p>12.3244996231972</text:p>
              </table:table-cell>
              <table:table-cell office:value-type="float" office:value="9.176">
                <text:p>9.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7">
                <text:p>7</text:p>
              </table:table-cell>
              <table:table-cell office:value-type="float" office:value="12.3244996231972">
                <text:p>12.3244996231972</text:p>
              </table:table-cell>
              <table:table-cell office:value-type="float" office:value="15.584">
                <text:p>15.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  <table:table-cell office:value-type="float" office:value="21.1277136397666">
                <text:p>21.1277136397666</text:p>
              </table:table-cell>
              <table:table-cell office:value-type="float" office:value="24.193">
                <text:p>24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7">
                <text:p>17</text:p>
              </table:table-cell>
              <table:table-cell office:value-type="float" office:value="29.930927656336">
                <text:p>29.930927656336</text:p>
              </table:table-cell>
              <table:table-cell office:value-type="float" office:value="33.448">
                <text:p>33.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3">
                <text:p>23</text:p>
              </table:table-cell>
              <table:table-cell office:value-type="float" office:value="40.4947844762192">
                <text:p>40.4947844762192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1">
                <text:p>31</text:p>
              </table:table-cell>
              <table:table-cell office:value-type="float" office:value="54.5799269027303">
                <text:p>54.5799269027303</text:p>
              </table:table-cell>
              <table:table-cell office:value-type="float" office:value="59.363">
                <text:p>59.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8">
                <text:p>38</text:p>
              </table:table-cell>
              <table:table-cell office:value-type="float" office:value="66.9044265259275">
                <text:p>66.9044265259275</text:p>
              </table:table-cell>
              <table:table-cell office:value-type="float" office:value="75.017">
                <text:p>75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2">
                <text:p>52</text:p>
              </table:table-cell>
              <table:table-cell office:value-type="float" office:value="91.5534257723218">
                <text:p>91.5534257723218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58">
                <text:p>58</text:p>
              </table:table-cell>
              <table:table-cell office:value-type="float" office:value="102.117282592205">
                <text:p>102.117282592205</text:p>
              </table:table-cell>
              <table:table-cell office:value-type="float" office:value="112.103">
                <text:p>112.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69">
                <text:p>69</text:p>
              </table:table-cell>
              <table:table-cell office:value-type="float" office:value="121.484353428658">
                <text:p>121.484353428658</text:p>
              </table:table-cell>
              <table:table-cell office:value-type="float" office:value="134.085">
                <text:p>134.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84">
                <text:p>84</text:p>
              </table:table-cell>
              <table:table-cell office:value-type="float" office:value="147.893995478366">
                <text:p>147.893995478366</text:p>
              </table:table-cell>
              <table:table-cell office:value-type="float" office:value="156.833">
                <text:p>156.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97">
                <text:p>97</text:p>
              </table:table-cell>
              <table:table-cell office:value-type="float" office:value="170.782351921446">
                <text:p>170.782351921446</text:p>
              </table:table-cell>
              <table:table-cell office:value-type="float" office:value="184.618">
                <text:p>184.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09">
                <text:p>109</text:p>
              </table:table-cell>
              <table:table-cell office:value-type="float" office:value="191.910065561213">
                <text:p>191.910065561213</text:p>
              </table:table-cell>
              <table:table-cell office:value-type="float" office:value="209.243">
                <text:p>209.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26">
                <text:p>126</text:p>
              </table:table-cell>
              <table:table-cell office:value-type="float" office:value="221.840993217549">
                <text:p>221.840993217549</text:p>
              </table:table-cell>
              <table:table-cell office:value-type="float" office:value="240.047">
                <text:p>240.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44">
                <text:p>144</text:p>
              </table:table-cell>
              <table:table-cell office:value-type="float" office:value="253.532563677199">
                <text:p>253.532563677199</text:p>
              </table:table-cell>
              <table:table-cell office:value-type="float" office:value="269.761">
                <text:p>269.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59">
                <text:p>159</text:p>
              </table:table-cell>
              <table:table-cell office:value-type="float" office:value="279.942205726907">
                <text:p>279.942205726907</text:p>
              </table:table-cell>
              <table:table-cell office:value-type="float" office:value="306.182">
                <text:p>306.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78">
                <text:p>178</text:p>
              </table:table-cell>
              <table:table-cell office:value-type="float" office:value="313.394418989871">
                <text:p>313.394418989871</text:p>
              </table:table-cell>
              <table:table-cell office:value-type="float" office:value="348.093">
                <text:p>348.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98">
                <text:p>198</text:p>
              </table:table-cell>
              <table:table-cell office:value-type="float" office:value="348.607275056148">
                <text:p>348.607275056148</text:p>
              </table:table-cell>
              <table:table-cell office:value-type="float" office:value="386.306">
                <text:p>386.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